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rolClientAnnotationProcessor.getGenerat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trolClientAnnotationProcessor.generate( Declaration dec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trolClientAnnotationProcessor.getMostDerivedControlInterface( InterfaceDeclaration controlIntfOr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ntrolClientAnnotationProcessor.addControlType( Map &lt; TypeDeclaration , Set &lt; TypeMirror &gt; &gt; clientsMap , TypeDeclaration clientType , TypeMirror controlField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trolClientAnnotationProcessor.getControlInterfaceOrExtension( TypeMirror intfOrBeanClas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ControlClientAnnotationProcessor.check( Declaration 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ntrolClientAnnotationProcessor.ControlClientAnnotationProcessor( Set &lt; AnnotationTypeDeclaration &gt; atds , AnnotationProcessorEnvironment 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ClientAnnotationProcessor.enforceVersionRequired( FieldDeclaration f , InterfaceDeclaration controlIntf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ControlClientAnnotationProcessor.generate(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5">
            <text:p text:style-name="Table_20_Contents">125</text:p>
          </table:table-cell>
        </table:table-row>
        <table:table-row>
          <table:table-cell office:value-type="string">
            <text:p text:style-name="Table_20_Contents">ControlClientAnnotationProcessor.checkControlField( FieldDeclaration f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02">
            <text:p text:style-name="Table_20_Contents">102</text:p>
          </table:table-cell>
        </table:table-row>
        <table:table-row>
          <table:table-cell office:value-type="string">
            <text:p text:style-name="Table_20_Contents">ControlClientAnnotationProcessor.checkControlClientType( TypeDeclaration 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33">
            <text:p text:style-name="Table_20_Contents">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